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3.067cm" svg:x="2.5cm" svg:y="2.5cm">
          <draw:text-box>
            <text:p>7 年 人教版英 上 级 语 unit 3</text:p>
            <text:p/>
            <text:p/>
            <text:p>pencil / pen / ruler / compass / eraser</text:p>
            <text:p/>
            <text:p>Thank you for …</text:p>
            <text:p/>
            <text:p>What about …</text:p>
            <text:p/>
            <text:p>You're welcome = My pleasure</text:p>
            <text:p/>
            <text:p>ask … for …</text:p>
            <text:p/>
            <text:p>look for / find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2M31S</meta:editing-duration>
    <meta:editing-cycles>5</meta:editing-cycles>
    <meta:generator>OpenOffice/4.1.15$Win32 OpenOffice.org_project/4115m2$Build-9813</meta:generator>
    <dc:date>2025-11-01T08:57:57.01</dc:date>
    <dc:creator>Eric Zhang</dc:creator>
    <meta:document-statistic meta:object-count="24"/>
  </office:meta>
</office:document-meta>
</file>